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10 Pitch" svg:font-family="'Courier 10 Pitch'"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5.953cm" style:rel-column-width="22173*"/>
    </style:style>
    <style:style style:name="Table1.B" style:family="table-column">
      <style:table-column-properties style:column-width="11.642cm" style:rel-column-width="4336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6pt" style:font-size-asian="26pt" style:font-size-complex="26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margin-left="1.251cm" fo:margin-right="0cm" fo:text-indent="0cm" style:auto-text-indent="false"/>
      <style:text-properties fo:font-size="8pt" style:font-size-asian="8pt" style:font-size-complex="8pt"/>
    </style:style>
    <style:style style:name="P5" style:family="paragraph" style:parent-style-name="Text_20_body">
      <style:paragraph-properties fo:margin-left="1.251cm" fo:margin-right="0cm" fo:text-indent="0cm" style:auto-text-indent="false"/>
      <style:text-properties style:font-name="Courier 10 Pitch" fo:font-size="8pt" style:font-size-asian="8pt" style:font-size-complex="8pt"/>
    </style:style>
    <style:style style:name="P6" style:family="paragraph" style:parent-style-name="Text_20_body">
      <style:paragraph-properties fo:margin-left="1.251cm" fo:margin-right="0cm" fo:text-indent="0cm" style:auto-text-indent="false"/>
      <style:text-properties style:font-name="Courier 10 Pitch" fo:font-size="8pt" style:font-size-asian="8pt" style:font-size-complex="8pt"/>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ning YAFFS</text:p>
      <text:p text:style-name="P3">Charles Manning</text:p>
      <text:p text:style-name="P3">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1.Configuration<text:tab/>1</text:p>
          <text:p text:style-name="P8"><text:s/>1.1.1 Runtime Parameters<text:tab/>1</text:p>
          <text:p text:style-name="P8"><text:s/>1.1.2 yaffs compile-time flags<text:tab/>3</text:p>
          <text:p text:style-name="P8"><text:s/>1.1.3 Linux compile-time flags<text:tab/>4</text:p>
          <text:p text:style-name="P7">1.2.Tracing mechanism<text:tab/>4</text:p>
          <text:p text:style-name="P7">1.3.Linux: /proc/yaffs trace adjustment<text:tab/>4</text:p>
          <text:p text:style-name="P7">1.4.Linux: /sys/ interface<text:tab/>4</text:p>
          <text:p text:style-name="P7">1.5.Linux: /proc/yaffs state dumping<text:tab/>5</text:p>
        </text:index-body>
      </text:table-of-content>
      <text:p text:style-name="Standard"/>
      <text:h text:style-name="Heading_20_2" text:outline-level="2">Configuration</text:h>
      <text:p text:style-name="Text_20_body"/>
      <text:p text:style-name="Text_20_body">YAFFS behaviour is dictated by compile time and run-time flags.</text:p>
      <text:h text:style-name="Heading_20_3" text:outline-level="3">Runtime Parameters</text:h>
      <text:p text:style-name="Text_20_body">Each yaffs device is configured by a yaffs_DeviceParameterStruct structure which is part of the yaffs_DeviceStruct structure. This contains the following fields:</text:p>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B1" office:value-type="string">
            <text:p text:style-name="Table_20_Contents">An optional name for the device</text:p>
          </table:table-cell>
        </table:table-row>
        <table:table-row>
          <table:table-cell table:style-name="Table1.A2" office:value-type="string">
            <text:p text:style-name="Table_20_Contents">totalBytesPerChunk</text:p>
          </table:table-cell>
          <table:table-cell table:style-name="Table1.B2" office:value-type="string">
            <text:p text:style-name="Table_20_Contents">yaffs2 only: The number of bytes in the data area of the flash page. If inbandTags is not set then this whole area will be used to store data and the tags will be stored in the spare area. If inbandTags is set then part of this area will be used to store tags and the rest will be used to store data.</text:p>
          </table:table-cell>
        </table:table-row>
        <table:table-row>
          <table:table-cell table:style-name="Table1.A2" office:value-type="string">
            <text:p text:style-name="Table_20_Contents">sparebytesPerChunk</text:p>
          </table:table-cell>
          <table:table-cell table:style-name="Table1.B2" office:value-type="string">
            <text:p text:style-name="Table_20_Contents">The number of available bytes in the spare area of the flash page. This excludes space used by ECC, bad block markers etc.</text:p>
          </table:table-cell>
        </table:table-row>
        <table:table-row>
          <table:table-cell table:style-name="Table1.A2" office:value-type="string">
            <text:p text:style-name="Table_20_Contents">startBlock</text:p>
          </table:table-cell>
          <table:table-cell table:style-name="Table1.B2" office:value-type="string">
            <text:p text:style-name="Table_20_Contents">The first block in the partition to be used.</text:p>
          </table:table-cell>
        </table:table-row>
        <table:table-row>
          <table:table-cell table:style-name="Table1.A2" office:value-type="string">
            <text:p text:style-name="Table_20_Contents">endBlock</text:p>
          </table:table-cell>
          <table:table-cell table:style-name="Table1.B2" office:value-type="string">
            <text:p text:style-name="Table_20_Contents">The last block in the partition to be used.</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nReservedBlocks</text:p>
          </table:table-cell>
          <table:table-cell table:style-name="Table1.B2" office:value-type="string">
            <text:p text:style-name="Table_20_Contents">Number of good blocks blocks reserved for garbage collection etc. Needs to be at least 2, but 5 would be a more typical number.</text:p>
          </table:table-cell>
        </table:table-row>
        <text:soft-page-break/>
        <table:table-row>
          <table:table-cell table:style-name="Table1.A2" office:value-type="string">
            <text:p text:style-name="Table_20_Contents">inbandTags</text:p>
          </table:table-cell>
          <table:table-cell table:style-name="Table1.B2" office:value-type="string">
            <text:p text:style-name="Table_20_Contents">yaffs2 only:Flag indicating whether tags should be stored in the data area. If inbandTags is set then the short Op cache must be enabled (ie nShortOpCaches must be non-zero.</text:p>
          </table:table-cell>
        </table:table-row>
        <table:table-row>
          <table:table-cell table:style-name="Table1.A2" office:value-type="string">
            <text:p text:style-name="Table_20_Contents">useNANDECC</text:p>
          </table:table-cell>
          <table:table-cell table:style-name="Table1.B2" office:value-type="string">
            <text:p text:style-name="Table_20_Contents">yaffs1 only: Flag indicating whether the driver performs ECC. If this is zero then yaffs will perform ECC.</text:p>
          </table:table-cell>
        </table:table-row>
        <table:table-row>
          <table:table-cell table:style-name="Table1.A2" office:value-type="string">
            <text:p text:style-name="Table_20_Contents">noTagsECC</text:p>
          </table:table-cell>
          <table:table-cell table:style-name="Table1.B2" office:value-type="string">
            <text:p text:style-name="Table_20_Contents">yaffs2 only: Flag indicating whether the tags have ECC attached to them.</text:p>
          </table:table-cell>
        </table:table-row>
        <table:table-row>
          <table:table-cell table:style-name="Table1.A2" office:value-type="string">
            <text:p text:style-name="Table_20_Contents">isYaffs2</text:p>
          </table:table-cell>
          <table:table-cell table:style-name="Table1.B2" office:value-type="string">
            <text:p text:style-name="Table_20_Contents">Flag indicating if this is using the yaffs2 mechanism. If this is not set then yaffs1 mode of operation is provided.</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nShortOpCaches</text:p>
          </table:table-cell>
          <table:table-cell table:style-name="Table1.B2" office:value-type="string">
            <text:p text:style-name="Table_20_Contents">Number of chunks to store in the short operation cache. Zero disables caching. Typical value is 10 or so. Caching is required for inband tags.</text:p>
          </table:table-cell>
        </table:table-row>
        <table:table-row>
          <table:table-cell table:style-name="Table1.A2" office:value-type="string">
            <text:p text:style-name="Table_20_Contents">emptyLostAndFound</text:p>
          </table:table-cell>
          <table:table-cell table:style-name="Table1.B2" office:value-type="string">
            <text:p text:style-name="Table_20_Contents">Flag to delete all files in lost and found on mount.</text:p>
          </table:table-cell>
        </table:table-row>
        <table:table-row>
          <table:table-cell table:style-name="Table1.A2" office:value-type="string">
            <text:p text:style-name="Table_20_Contents">skipCheckpointRead</text:p>
          </table:table-cell>
          <table:table-cell table:style-name="Table1.B2" office:value-type="string">
            <text:p text:style-name="Table_20_Contents">yaffs2 only: Flag to skip reading checkpoint on mount. If set then a rescan is forced.</text:p>
          </table:table-cell>
        </table:table-row>
        <table:table-row>
          <table:table-cell table:style-name="Table1.A2" office:value-type="string">
            <text:p text:style-name="Table_20_Contents">skipCheckpointWrite</text:p>
          </table:table-cell>
          <table:table-cell table:style-name="Table1.B2" office:value-type="string">
            <text:p text:style-name="Table_20_Contents">yaffs2 only: Flag to skip writing checkpoint on sync or unmount.</text:p>
          </table:table-cell>
        </table:table-row>
        <table:table-row>
          <table:table-cell table:style-name="Table1.A2" office:value-type="string">
            <text:p text:style-name="Table_20_Contents">refreshPeriod</text:p>
          </table:table-cell>
          <table:table-cell table:style-name="Table1.B2" office:value-type="string">
            <text:p text:style-name="Table_20_Contents">yaffs2 only: How often yaffs should do a block refresh. Values less than 10 disable block refreshing. Typical values are 10000 to 100000.</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initialiseNAND</text:p>
          </table:table-cell>
          <table:table-cell table:style-name="Table1.B2" office:value-type="string">
            <text:p text:style-name="Table_20_Contents">Pointer to function to initialise flash</text:p>
          </table:table-cell>
        </table:table-row>
        <table:table-row>
          <table:table-cell table:style-name="Table1.A2" office:value-type="string">
            <text:p text:style-name="Table_20_Contents">deinitialiseNAND</text:p>
          </table:table-cell>
          <table:table-cell table:style-name="Table1.B2" office:value-type="string">
            <text:p text:style-name="Table_20_Contents">Pointer to function to de-initialise flash</text:p>
          </table:table-cell>
        </table:table-row>
        <table:table-row>
          <table:table-cell table:style-name="Table1.A2" office:value-type="string">
            <text:p text:style-name="Table_20_Contents">eraseBlockInNAND</text:p>
          </table:table-cell>
          <table:table-cell table:style-name="Table1.B2" office:value-type="string">
            <text:p text:style-name="Table_20_Contents">Pointer to function to erase a flash block</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writeChunkToNAND</text:p>
          </table:table-cell>
          <table:table-cell table:style-name="Table1.B2" office:value-type="string">
            <text:p text:style-name="Table_20_Contents">yaffs1 only: Pointer to function to write a chunk</text:p>
          </table:table-cell>
        </table:table-row>
        <table:table-row>
          <table:table-cell table:style-name="Table1.A2" office:value-type="string">
            <text:p text:style-name="Table_20_Contents">readChunkFromNAND</text:p>
          </table:table-cell>
          <table:table-cell table:style-name="Table1.B2" office:value-type="string">
            <text:p text:style-name="Table_20_Contents">yaffs1 only: Pointer to function to read a chunk.</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writeChunkWithTagsToNAND</text:p>
          </table:table-cell>
          <table:table-cell table:style-name="Table1.B2" office:value-type="string">
            <text:p text:style-name="Table_20_Contents">yaffs2 only: Pointer to function to write a chunk plus tags</text:p>
          </table:table-cell>
        </table:table-row>
        <table:table-row>
          <table:table-cell table:style-name="Table1.A2" office:value-type="string">
            <text:p text:style-name="Table_20_Contents">readChunkWithTagsFromNAND</text:p>
          </table:table-cell>
          <table:table-cell table:style-name="Table1.B2" office:value-type="string">
            <text:p text:style-name="Table_20_Contents">yaffs2 only: Pointer to function to read a chunk plus tags</text:p>
          </table:table-cell>
        </table:table-row>
        <table:table-row>
          <table:table-cell table:style-name="Table1.A2" office:value-type="string">
            <text:p text:style-name="Table_20_Contents">markNANDBlockBad</text:p>
          </table:table-cell>
          <table:table-cell table:style-name="Table1.B2" office:value-type="string">
            <text:p text:style-name="Table_20_Contents">yaffs2 only: Function to mark a block bad</text:p>
          </table:table-cell>
        </table:table-row>
        <table:table-row>
          <table:table-cell table:style-name="Table1.A2" office:value-type="string">
            <text:p text:style-name="Table_20_Contents">queryNANDBlock</text:p>
          </table:table-cell>
          <table:table-cell table:style-name="Table1.B2" office:value-type="string">
            <text:p text:style-name="Table_20_Contents">yaffs2 only: Function to query a block stat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gcControl</text:p>
          </table:table-cell>
          <table:table-cell table:style-name="Table1.B2" office:value-type="string">
            <text:p text:style-name="Table_20_Contents">Callback function that returns the garbage collector control flags. This is optional.</text:p>
          </table:table-cell>
        </table:table-row>
        <text:soft-page-break/>
        <table:table-row>
          <table:table-cell table:style-name="Table1.A2" office:value-type="string">
            <text:p text:style-name="Table_20_Contents">removeObjectCallback</text:p>
          </table:table-cell>
          <table:table-cell table:style-name="Table1.B2" office:value-type="string">
            <text:p text:style-name="Table_20_Contents">Callback function called when an object is removed. This is set by the wrapper.</text:p>
          </table:table-cell>
        </table:table-row>
        <table:table-row>
          <table:table-cell table:style-name="Table1.A2" office:value-type="string">
            <text:p text:style-name="Table_20_Contents">markSuperBlockDirty</text:p>
          </table:table-cell>
          <table:table-cell table:style-name="Table1.B2" office:value-type="string">
            <text:p text:style-name="Table_20_Contents">Callback function that is called when a clean file system is first modified. This is set by the wrapper.</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useHeaderFileSize</text:p>
          </table:table-cell>
          <table:table-cell table:style-name="Table1.B2" office:value-type="string">
            <text:p text:style-name="Table_20_Contents">Debug only. Leave as zero</text:p>
          </table:table-cell>
        </table:table-row>
        <table:table-row>
          <table:table-cell table:style-name="Table1.A2" office:value-type="string">
            <text:p text:style-name="Table_20_Contents">disableLazyLoading</text:p>
          </table:table-cell>
          <table:table-cell table:style-name="Table1.B2" office:value-type="string">
            <text:p text:style-name="Table_20_Contents">Debug only. Leave as zero.</text:p>
          </table:table-cell>
        </table:table-row>
        <table:table-row>
          <table:table-cell table:style-name="Table1.A2" office:value-type="string">
            <text:p text:style-name="Table_20_Contents">wideTnodeDisabled</text:p>
          </table:table-cell>
          <table:table-cell table:style-name="Table1.B2" office:value-type="string">
            <text:p text:style-name="Table_20_Contents">Debug only. Leave as zero.</text:p>
          </table:table-cell>
        </table:table-row>
      </table:table>
      <text:p text:style-name="Text_20_body"/>
      <text:h text:style-name="Heading_20_3" text:outline-level="3">yaffs compile-time flags</text:h>
      <text:p text:style-name="Text_20_body">CONFIG_YAFFS_ALWAYS_CHECK_CHUNK_ERASED </text:p>
      <text:p text:style-name="Text_20_body">Normally YAFFS checks that chunks are erased only on the first chunk write to each block. This flag allows you to force all chunks to be checked. This is slower, but is worth using when doing early debugging.</text:p>
      <text:p text:style-name="Text_20_body">CONFIG_YAFFS_CASE_INSENSITIVE </text:p>
      <text:p text:style-name="Text_20_body">When selected case insensitive name comparisons are used. Note that this will not magically change yaffs to be case insensitive in a case sensitive OS. This needs to be set according to the OS policy. Typically this is only used in Windows CE.</text:p>
      <text:p text:style-name="Text_20_body">CONFIG_YAFFS_DIRECT </text:p>
      <text:p text:style-name="Text_20_body">Used when compiling YAFFS Direct. </text:p>
      <text:p text:style-name="Text_20_body">CONFIG_YAFFS_DISABLE_LAZY_LOAD</text:p>
      <text:p text:style-name="Text_20_body">Lazy loading is used to defer loading up object details until the objects are accessed. This makes mount time faster. This flag can disable lazy loading. Debug only.</text:p>
      <text:p text:style-name="Text_20_body">CONFIG_YAFFS_ECC_WRONG_ORDER </text:p>
      <text:p text:style-name="Text_20_body">This flag should only be used with old Linux MTD code which had a bug in the ECC byte ordering.</text:p>
      <text:p text:style-name="Text_20_body">CONFIG_YAFFS_NO_YAFFS1 </text:p>
      <text:p text:style-name="Text_20_body">Used to say that only YAFFS2 operation should be compiled in. Not currently supported.</text:p>
      <text:p text:style-name="Text_20_body">CONFIG_YAFFS_SHORT_NAMES_IN_RAM</text:p>
      <text:p text:style-name="Text_20_body">Set to configure YAFFS to store short object names in RAM. This is faster, but uses up more memory. </text:p>
      <text:p text:style-name="Text_20_body">CONFIG_YAFFS_UNICODE </text:p>
      <text:p text:style-name="Text_20_body">Set to configure YAFFS to use Unicode file names (eg. With WinCE).</text:p>
      <text:p text:style-name="Text_20_body">CONFIG_YAFFS_USE_OWN_SORT </text:p>
      <text:p text:style-name="Text_20_body">By default, YAFFS uses qsort for sorting blocks at mount scanning time. This is faster. Using this flag <text:soft-page-break/>forces YAFFS to use a slow internal sort instead.</text:p>
      <text:p text:style-name="Text_20_body">CONFIG_YAFFS_UTIL </text:p>
      <text:p text:style-name="Text_20_body">Used when compiling YAFFS for utilities.</text:p>
      <text:p text:style-name="Text_20_body">CONFIG_YAFFS_WINCE </text:p>
      <text:p text:style-name="Text_20_body">Set when compiling YAFFS for WinCE.</text:p>
      <text:p text:style-name="Text_20_body">CONFIG_YAFFS_YAFFS2 </text:p>
      <text:p text:style-name="Text_20_body">Set when using YAFFS2 mode. At present this must always be set.</text:p>
      <text:p text:style-name="Text_20_body">CONFIG_YAFFSFS_PROVIDE_VALUES </text:p>
      <text:p text:style-name="Text_20_body"/>
      <text:h text:style-name="Heading_20_3" text:outline-level="3">Linux compile-time flags</text:h>
      <text:p text:style-name="Text_20_body"/>
      <text:h text:style-name="Heading_20_2" text:outline-level="2">Tracing mechanism</text:h>
      <text:p text:style-name="Text_20_body">YAFFS has a lot of built in tracing to help debug and integrate. The tracing is controlled by yaffs_traceMask bitmask which allows various sets of tracing to be disabled or enabled at runtime.</text:p>
      <text:p text:style-name="Text_20_body">The tracing mechanism has also been 'hijacked' to provide a control mask for extra verification code when the YAFFS_TRACE_VERIFYxxx trace bits are selected.</text:p>
      <text:p text:style-name="Text_20_body">The tracing mechanism is readily integrated into the system via printf-like statements. Tracing is all done through macros which allow the strings to be <text:s/>converted into unicode or similar if need be.</text:p>
      <text:p text:style-name="Text_20_body"/>
      <text:h text:style-name="Heading_20_2" text:outline-level="2">Linux: /proc/yaffs trace adjustment</text:h>
      <text:p text:style-name="Text_20_body">Under Linux, the tracing mechanism is hooked up to both the /proc/yaffs and the sys interface. The /proc/yaffs interface is very user friendly.</text:p>
      <text:p text:style-name="P4">#cat +os &gt; /proc/yaffs <text:s/># Enables YAFFS_TRACE_OS<text:line-break/>#cat -all+gc &gt; /proc/yaffs # Disables everything then enable YAFFS_TRACE_GC<text:line-break/>#cat 0xf000 &gt; /proc/yaffs # Set trace mask to specified bitmask.</text:p>
      <text:p text:style-name="Text_20_body"/>
      <text:h text:style-name="Heading_20_2" text:outline-level="2">Linux: /sys/ interface</text:h>
      <text:p text:style-name="Text_20_body">The Linux /sys/ interface is used by many Linux OS components to access the state of control variables. Some yaffs variables are available via /sys/module/yaffs2/parameters/ *. Values can be read and modified using standard shell commands or from application programs.</text:p>
      <text:p text:style-name="Text_20_body"/>
      <text:p text:style-name="P5"># ls /sys/module/yaffs2/parameters/ <text:line-break/><text:soft-page-break/>yaffs_auto_checkpoint <text:s/>yaffs_traceMask <text:s/>yaffs_wr_attempts <text:line-break/># cat /sys/module/yaffs2/parameters/yaffs_auto_checkpoint <text:line-break/>1 <text:line-break/># echo "2" &gt; /sys/module/yaffs2/parameters/yaffs_auto_checkpoint <text:line-break/># cat /sys/module/yaffs2/parameters/yaffs_auto_checkpoint <text:line-break/>2 </text:p>
      <text:p text:style-name="Text_20_body">yaffs currently supports the following variables:</text:p>
      <text:p text:style-name="Text_20_body">yaffs_auto_checkpoint: Controls when checkpoints should be written.</text:p>
      <text:p text:style-name="Text_20_body">yaffs_traceMask: An alternative, and less user friendly,interface to modify tracing.</text:p>
      <text:p text:style-name="Text_20_body">yaffs_wr_attempts: The number of attempts that yaffs will make to write a chunk.</text:p>
      <text:p text:style-name="Text_20_body">yaffs_gc_control: Controls the garbage collector.</text:p>
      <text:h text:style-name="Heading_20_2" text:outline-level="2">Linux: /proc/yaffs state dumping</text:h>
      <text:p text:style-name="Text_20_body">Some of the he state of yaffs mounts can be determined by reading the /proc/yaffs entry.</text:p>
      <text:p text:style-name="Text_20_body"/>
      <text:p text:style-name="P5"># cat /proc/yaffs <text:line-break/>charles@charles-laptop:/opt/y/cvs/yaffs2$ cat /proc/yaffs<text:line-break/>YAFFS built:Mar 16 2010 11:52:25<text:line-break/>$Id: yaffs_fs.c,v 1.101 2010-03-15 22:27:15 charles Exp $<text:line-break/>$Id: yaffs_guts.c,v 1.119 2010-03-12 02:48:34 charles Exp $<text:line-break/><text:line-break/>Device 0 "NAND simulator partition 0"<text:line-break/>startBlock......... 0<text:line-break/>endBlock........... 511<text:line-break/>totalBytesPerChunk. 2048<text:line-break/>useNANDECC......... 1<text:line-break/>noTagsECC.......... 0<text:line-break/>isYaffs2........... 1<text:line-break/>inbandTags......... 0<text:line-break/>emptyLostAndFound.. 1<text:line-break/>disableLazyLoad.... 0<text:line-break/>refreshPeriod...... 10000<text:line-break/>nShortOpCaches..... 10<text:line-break/>nReservedBlocks.... 5<text:line-break/><text:line-break/>nDataBytesPerChunk. 2048<text:line-break/>chunkGroupBits..... 0<text:line-break/>chunkGroupSize..... 1<text:line-break/>nErasedBlocks...... 152<text:line-break/>blocksInCheckpoint. 0<text:line-break/><text:line-break/>nTnodesCreated..... 2300<text:line-break/>nFreeTnodes........ 1852<text:line-break/>nObjectsCreated.... 2300<text:line-break/>nFreeObjects....... 1842<text:line-break/>nFreeChunks........ 27843<text:line-break/><text:line-break/>nPageWrites........ 65993<text:line-break/>nPageReads......... 19631<text:line-break/>nBlockErasures..... 1133<text:line-break/>nGCCopies.......... 37<text:line-break/>garbageCollections. 161<text:line-break/>passiveGCs......... 137<text:line-break/>nRetriedWrites..... 0<text:line-break/>nRetireBlocks...... 0<text:line-break/>eccFixed........... 0<text:line-break/>eccUnfixed......... 0<text:line-break/>tagsEccFixed....... 0<text:line-break/>tagsEccUnfixed..... 0<text:line-break/><text:soft-page-break/>cacheHits.......... 44110<text:line-break/>nDeletedFiles...... 0<text:line-break/>nUnlinkedFiles..... 42917<text:line-break/>refreshCount....... 1<text:line-break/>nBackgroudDeletions 0<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10 Pitch" svg:font-family="'Courier 10 Pitch'"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text:page-count>6</text:page-count></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1-19T14:36:40</meta:creation-date>
    <dc:creator>Charles Manning</dc:creator>
    <dc:date>2010-03-16T15:06:17</dc:date>
    <meta:print-date>2010-01-18T14:04:57</meta:print-date>
    <meta:editing-cycles>135</meta:editing-cycles>
    <meta:editing-duration>PT88H03M20S</meta:editing-duration>
    <meta:printed-by>Charles Manning</meta:printed-by>
    <meta:document-statistic meta:table-count="1" meta:image-count="0" meta:object-count="0" meta:page-count="6" meta:paragraph-count="122" meta:word-count="1179" meta:character-count="8278"/>
    <meta:user-defined meta:name="Info 1"/>
    <meta:user-defined meta:name="Info 2"/>
    <meta:user-defined meta:name="Info 3"/>
    <meta:user-defined meta:name="Info 4"/>
  </office:meta>
</office:document-meta>
</file>